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</office:font-face-decls>
  <office:automatic-styles>
    <style:style style:name="Taula1" style:family="table">
      <style:table-properties style:width="23.892cm" fo:margin-left="0.231cm" fo:margin-top="0cm" fo:margin-bottom="0cm" table:align="left" style:writing-mode="lr-tb"/>
    </style:style>
    <style:style style:name="Taula1.A" style:family="table-column">
      <style:table-column-properties style:column-width="5.761cm"/>
    </style:style>
    <style:style style:name="Taula1.B" style:family="table-column">
      <style:table-column-properties style:column-width="1.942cm"/>
    </style:style>
    <style:style style:name="Taula1.C" style:family="table-column">
      <style:table-column-properties style:column-width="3.537cm"/>
    </style:style>
    <style:style style:name="Taula1.D" style:family="table-column">
      <style:table-column-properties style:column-width="2.066cm"/>
    </style:style>
    <style:style style:name="Taula1.E" style:family="table-column">
      <style:table-column-properties style:column-width="4.29cm"/>
    </style:style>
    <style:style style:name="Taula1.F" style:family="table-column">
      <style:table-column-properties style:column-width="6.297cm"/>
    </style:style>
    <style:style style:name="Taula1.1" style:family="table-row">
      <style:table-row-properties style:min-row-height="1.191cm" fo:keep-together="auto"/>
    </style:style>
    <style:style style:name="Taula1.A1" style:family="table-cell">
      <style:table-cell-properties fo:background-color="#e6e6e6" fo:padding-left="0cm" fo:padding-right="0.325cm" fo:padding-top="0cm" fo:padding-bottom="0cm" fo:border="0.25pt solid #000001">
        <style:background-image/>
      </style:table-cell-properties>
    </style:style>
    <style:style style:name="Taula1.E1" style:family="table-cell">
      <style:table-cell-properties fo:background-color="#e6e6e6" fo:padding-left="0cm" fo:padding-right="0.325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ula1.2" style:family="table-row">
      <style:table-row-properties style:min-row-height="3.159cm" fo:keep-together="auto"/>
    </style:style>
    <style:style style:name="Taula1.A2" style:family="table-cell">
      <style:table-cell-properties fo:background-color="#ffffff" fo:padding-left="0cm" fo:padding-right="0.325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ula1.E2" style:family="table-cell">
      <style:table-cell-properties fo:background-color="#ffffff" fo:padding-left="0cm" fo:padding-right="0.325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ula1.3" style:family="table-row">
      <style:table-row-properties style:min-row-height="1.268cm" fo:keep-together="auto"/>
    </style:style>
    <style:style style:name="Taula1.4" style:family="table-row">
      <style:table-row-properties style:min-row-height="1.66cm" fo:keep-together="auto"/>
    </style:style>
    <style:style style:name="Taula2" style:family="table">
      <style:table-properties style:width="23.892cm" fo:margin-left="0.231cm" fo:margin-top="0cm" fo:margin-bottom="0cm" table:align="left" style:writing-mode="lr-tb"/>
    </style:style>
    <style:style style:name="Taula2.A" style:family="table-column">
      <style:table-column-properties style:column-width="5.761cm"/>
    </style:style>
    <style:style style:name="Taula2.B" style:family="table-column">
      <style:table-column-properties style:column-width="1.942cm"/>
    </style:style>
    <style:style style:name="Taula2.C" style:family="table-column">
      <style:table-column-properties style:column-width="3.537cm"/>
    </style:style>
    <style:style style:name="Taula2.D" style:family="table-column">
      <style:table-column-properties style:column-width="2.066cm"/>
    </style:style>
    <style:style style:name="Taula2.E" style:family="table-column">
      <style:table-column-properties style:column-width="4.29cm"/>
    </style:style>
    <style:style style:name="Taula2.F" style:family="table-column">
      <style:table-column-properties style:column-width="6.297cm"/>
    </style:style>
    <style:style style:name="Taula2.1" style:family="table-row">
      <style:table-row-properties style:min-row-height="1.191cm" fo:keep-together="auto"/>
    </style:style>
    <style:style style:name="Taula2.A1" style:family="table-cell">
      <style:table-cell-properties fo:background-color="#e6e6e6" fo:padding-left="0cm" fo:padding-right="0.325cm" fo:padding-top="0cm" fo:padding-bottom="0cm" fo:border="0.25pt solid #000001">
        <style:background-image/>
      </style:table-cell-properties>
    </style:style>
    <style:style style:name="Taula2.E1" style:family="table-cell">
      <style:table-cell-properties fo:background-color="#e6e6e6" fo:padding-left="0cm" fo:padding-right="0.325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ula2.2" style:family="table-row">
      <style:table-row-properties style:min-row-height="3.159cm" fo:keep-together="auto"/>
    </style:style>
    <style:style style:name="Taula2.A2" style:family="table-cell">
      <style:table-cell-properties fo:background-color="#ffffff" fo:padding-left="0cm" fo:padding-right="0.325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ula2.E2" style:family="table-cell">
      <style:table-cell-properties fo:background-color="#ffffff" fo:padding-left="0cm" fo:padding-right="0.325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ula2.3" style:family="table-row">
      <style:table-row-properties style:min-row-height="1.268cm" fo:keep-together="auto"/>
    </style:style>
    <style:style style:name="Taula2.4" style:family="table-row">
      <style:table-row-properties style:min-row-height="1.66cm" fo:keep-together="auto"/>
    </style:style>
    <style:style style:name="Taula3" style:family="table">
      <style:table-properties style:width="23.892cm" fo:margin-left="0.231cm" fo:margin-top="0cm" fo:margin-bottom="0cm" table:align="left" style:writing-mode="lr-tb"/>
    </style:style>
    <style:style style:name="Taula3.A" style:family="table-column">
      <style:table-column-properties style:column-width="5.761cm"/>
    </style:style>
    <style:style style:name="Taula3.B" style:family="table-column">
      <style:table-column-properties style:column-width="1.942cm"/>
    </style:style>
    <style:style style:name="Taula3.C" style:family="table-column">
      <style:table-column-properties style:column-width="3.537cm"/>
    </style:style>
    <style:style style:name="Taula3.D" style:family="table-column">
      <style:table-column-properties style:column-width="2.066cm"/>
    </style:style>
    <style:style style:name="Taula3.E" style:family="table-column">
      <style:table-column-properties style:column-width="4.29cm"/>
    </style:style>
    <style:style style:name="Taula3.F" style:family="table-column">
      <style:table-column-properties style:column-width="6.297cm"/>
    </style:style>
    <style:style style:name="Taula3.1" style:family="table-row">
      <style:table-row-properties style:min-row-height="1.191cm" fo:keep-together="auto"/>
    </style:style>
    <style:style style:name="Taula3.A1" style:family="table-cell">
      <style:table-cell-properties fo:background-color="#e6e6e6" fo:padding-left="0cm" fo:padding-right="0.325cm" fo:padding-top="0cm" fo:padding-bottom="0cm" fo:border="0.25pt solid #000001">
        <style:background-image/>
      </style:table-cell-properties>
    </style:style>
    <style:style style:name="Taula3.E1" style:family="table-cell">
      <style:table-cell-properties fo:background-color="#e6e6e6" fo:padding-left="0cm" fo:padding-right="0.325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Taula3.2" style:family="table-row">
      <style:table-row-properties style:min-row-height="3.159cm" fo:keep-together="auto"/>
    </style:style>
    <style:style style:name="Taula3.A2" style:family="table-cell">
      <style:table-cell-properties fo:background-color="#ffffff" fo:padding-left="0cm" fo:padding-right="0.325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Taula3.E2" style:family="table-cell">
      <style:table-cell-properties fo:background-color="#ffffff" fo:padding-left="0cm" fo:padding-right="0.325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Taula3.3" style:family="table-row">
      <style:table-row-properties style:min-row-height="1.268cm" fo:keep-together="auto"/>
    </style:style>
    <style:style style:name="Taula3.4" style:family="table-row">
      <style:table-row-properties style:min-row-height="1.66cm" fo:keep-together="auto"/>
    </style:style>
    <style:style style:name="P1" style:family="paragraph" style:parent-style-name="Standard">
      <style:text-properties officeooo:paragraph-rsid="000cddec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000cddec" officeooo:paragraph-rsid="000cddec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0cddec" officeooo:paragraph-rsid="000cddec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8.5pt" officeooo:paragraph-rsid="000cddec" style:font-size-asian="8.5pt" style:font-size-complex="8.5pt"/>
    </style:style>
    <style:style style:name="P5" style:family="paragraph" style:parent-style-name="Standard">
      <style:paragraph-properties fo:margin-left="0.125cm" fo:margin-right="0cm" fo:margin-top="0cm" fo:margin-bottom="0.377cm" loext:contextual-spacing="false" fo:text-indent="0cm" style:auto-text-indent="false"/>
      <style:text-properties officeooo:paragraph-rsid="000cddec"/>
    </style:style>
    <style:style style:name="P6" style:family="paragraph" style:parent-style-name="Standard">
      <style:paragraph-properties fo:margin-left="0.125cm" fo:margin-right="0cm" fo:margin-top="0cm" fo:margin-bottom="0.377cm" loext:contextual-spacing="false" fo:text-align="center" style:justify-single-word="false" fo:text-indent="0cm" style:auto-text-indent="false"/>
      <style:text-properties fo:font-size="11pt" fo:font-weight="bold" officeooo:rsid="000cddec" officeooo:paragraph-rsid="000cddec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125cm" fo:margin-right="0cm" fo:margin-top="0cm" fo:margin-bottom="0.377cm" loext:contextual-spacing="false" fo:text-indent="0cm" style:auto-text-indent="false"/>
      <style:text-properties fo:font-size="8.5pt" officeooo:rsid="000ec09f" officeooo:paragraph-rsid="000ec09f" style:font-size-asian="8.5pt" style:font-size-complex="8.5pt"/>
    </style:style>
    <style:style style:name="P8" style:family="paragraph" style:parent-style-name="Standard">
      <style:paragraph-properties fo:margin-left="0.125cm" fo:margin-right="0cm" fo:margin-top="0cm" fo:margin-bottom="0.377cm" loext:contextual-spacing="false" fo:line-height="100%" fo:text-indent="0cm" style:auto-text-indent="false"/>
      <style:text-properties style:font-name="Arial" fo:font-size="8.5pt" fo:font-weight="bold" officeooo:rsid="000fe019" officeooo:paragraph-rsid="000fe019" style:font-size-asian="8.5pt" style:font-weight-asian="bold" style:font-size-complex="8.5pt" style:font-weight-complex="bold"/>
    </style:style>
    <style:style style:name="P9" style:family="paragraph" style:parent-style-name="Standard">
      <style:paragraph-properties fo:margin-left="0.125cm" fo:margin-right="0cm" fo:text-indent="0cm" style:auto-text-indent="false"/>
      <style:text-properties officeooo:paragraph-rsid="000cddec"/>
    </style:style>
    <style:style style:name="P10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fo:font-size="11pt" fo:font-weight="bold" officeooo:rsid="000cddec" officeooo:paragraph-rsid="000cddec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fo:font-size="10pt" fo:font-weight="bold" officeooo:rsid="000cddec" officeooo:paragraph-rsid="000cdde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0.125cm" fo:margin-right="0cm" fo:line-height="90%" fo:text-align="center" style:justify-single-word="false" fo:text-indent="0cm" style:auto-text-indent="false"/>
      <style:text-properties fo:font-size="10pt" fo:font-weight="bold" officeooo:rsid="000cddec" officeooo:paragraph-rsid="000cddec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125cm" fo:margin-right="0cm" fo:text-indent="0cm" style:auto-text-indent="false"/>
      <style:text-properties fo:font-size="8.5pt" officeooo:paragraph-rsid="000cddec" style:font-size-asian="8.5pt" style:font-size-complex="8.5pt"/>
    </style:style>
    <style:style style:name="P14" style:family="paragraph" style:parent-style-name="Standard">
      <style:paragraph-properties fo:margin-left="0.125cm" fo:margin-right="0cm" fo:line-height="90%" fo:text-indent="0cm" style:auto-text-indent="false"/>
      <style:text-properties fo:font-size="8.5pt" officeooo:paragraph-rsid="000cddec" style:font-size-asian="8.5pt" style:font-size-complex="8.5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officeooo:rsid="000ec09f" officeooo:paragraph-rsid="000ec09f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officeooo:rsid="000fdc0a" officeooo:paragraph-rsid="000fdc0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8.5pt" fo:font-weight="normal" officeooo:rsid="000ec09f" officeooo:paragraph-rsid="000ec09f" style:font-size-asian="8.5pt" style:font-weight-asian="normal" style:font-size-complex="8.5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8.5pt" fo:font-weight="bold" officeooo:rsid="000fe019" officeooo:paragraph-rsid="000fe019" style:font-size-asian="8.5pt" style:font-weight-asian="bold" style:font-size-complex="8.5pt" style:font-weight-complex="bold"/>
    </style:style>
    <style:style style:name="P19" style:family="paragraph" style:parent-style-name="Standard">
      <style:text-properties style:font-name="Arial1" fo:language="ca" fo:country="ES" officeooo:paragraph-rsid="000cddec"/>
    </style:style>
    <style:style style:name="P20" style:family="paragraph" style:parent-style-name="Standard">
      <style:text-properties style:font-name="Arial1" fo:language="ca" fo:country="ES" officeooo:paragraph-rsid="001105c6"/>
    </style:style>
    <style:style style:name="P21" style:family="paragraph" style:parent-style-name="Standard">
      <style:text-properties officeooo:paragraph-rsid="000cddec"/>
    </style:style>
    <style:style style:name="P22" style:family="paragraph" style:parent-style-name="Standard">
      <style:paragraph-properties fo:text-align="center" style:justify-single-word="false"/>
      <style:text-properties fo:font-size="10pt" fo:font-weight="bold" officeooo:rsid="000cddec" officeooo:paragraph-rsid="001105c6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1pt" fo:font-weight="bold" officeooo:rsid="000cddec" officeooo:paragraph-rsid="001105c6" style:font-size-asian="11pt" style:font-weight-asian="bold" style:font-size-complex="11pt" style:font-weight-complex="bold"/>
    </style:style>
    <style:style style:name="P24" style:family="paragraph" style:parent-style-name="Standard">
      <style:text-properties fo:font-size="8.5pt" officeooo:paragraph-rsid="001105c6" style:font-size-asian="8.5pt" style:font-size-complex="8.5pt"/>
    </style:style>
    <style:style style:name="P25" style:family="paragraph" style:parent-style-name="Standard">
      <style:text-properties officeooo:paragraph-rsid="001105c6"/>
    </style:style>
    <style:style style:name="P26" style:family="paragraph" style:parent-style-name="Standard">
      <style:paragraph-properties fo:margin-left="0.125cm" fo:margin-right="0cm" fo:line-height="90%" fo:text-indent="0cm" style:auto-text-indent="false"/>
      <style:text-properties style:font-name="Segoe UI Symbol" fo:font-size="10pt" officeooo:paragraph-rsid="000cddec" style:font-name-asian="Segoe UI Symbol1" style:font-size-asian="10pt" style:font-name-complex="Segoe UI Symbol1"/>
    </style:style>
    <style:style style:name="P27" style:family="paragraph" style:parent-style-name="Standard">
      <style:paragraph-properties fo:margin-left="0.125cm" fo:margin-right="0cm" fo:line-height="90%" fo:text-indent="0cm" style:auto-text-indent="false"/>
      <style:text-properties style:font-name="Segoe UI Symbol" fo:font-size="10pt" officeooo:paragraph-rsid="001105c6" style:font-name-asian="Segoe UI Symbol1" style:font-size-asian="10pt" style:font-name-complex="Segoe UI Symbol1"/>
    </style:style>
    <style:style style:name="P28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fo:font-size="11pt" fo:font-weight="bold" officeooo:rsid="000cddec" officeooo:paragraph-rsid="001105c6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fo:font-size="10pt" fo:font-weight="bold" officeooo:rsid="000cddec" officeooo:paragraph-rsid="001105c6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left="0.125cm" fo:margin-right="0cm" fo:line-height="90%" fo:text-align="center" style:justify-single-word="false" fo:text-indent="0cm" style:auto-text-indent="false"/>
      <style:text-properties fo:font-size="10pt" fo:font-weight="bold" officeooo:rsid="000cddec" officeooo:paragraph-rsid="001105c6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.125cm" fo:margin-right="0cm" fo:line-height="90%" fo:text-indent="0cm" style:auto-text-indent="false"/>
      <style:text-properties fo:font-size="8.5pt" officeooo:paragraph-rsid="001105c6" style:font-size-asian="8.5pt" style:font-size-complex="8.5pt"/>
    </style:style>
    <style:style style:name="P32" style:family="paragraph" style:parent-style-name="Standard">
      <style:paragraph-properties fo:margin-left="0.125cm" fo:margin-right="0cm" fo:text-indent="0cm" style:auto-text-indent="false"/>
      <style:text-properties fo:font-size="8.5pt" officeooo:paragraph-rsid="001105c6" style:font-size-asian="8.5pt" style:font-size-complex="8.5pt"/>
    </style:style>
    <style:style style:name="P33" style:family="paragraph" style:parent-style-name="Standard">
      <style:paragraph-properties fo:margin-left="0.125cm" fo:margin-right="0cm" fo:text-indent="0cm" style:auto-text-indent="false"/>
      <style:text-properties officeooo:paragraph-rsid="001105c6"/>
    </style:style>
    <style:style style:name="P34" style:family="paragraph" style:parent-style-name="Standard">
      <style:paragraph-properties fo:margin-left="0.125cm" fo:margin-right="0cm" fo:margin-top="0cm" fo:margin-bottom="0.377cm" loext:contextual-spacing="false" fo:text-align="center" style:justify-single-word="false" fo:text-indent="0cm" style:auto-text-indent="false"/>
      <style:text-properties fo:font-size="11pt" fo:font-weight="bold" officeooo:rsid="000cddec" officeooo:paragraph-rsid="001105c6" style:font-size-asian="11pt" style:font-weight-asian="bold" style:font-size-complex="11pt" style:font-weight-complex="bold"/>
    </style:style>
    <style:style style:name="P35" style:family="paragraph" style:parent-style-name="Standard">
      <style:paragraph-properties fo:margin-left="0.125cm" fo:margin-right="0cm" fo:margin-top="0cm" fo:margin-bottom="0.377cm" loext:contextual-spacing="false" fo:text-indent="0cm" style:auto-text-indent="false"/>
      <style:text-properties fo:font-size="8.5pt" officeooo:rsid="000ec09f" officeooo:paragraph-rsid="001105c6" style:font-size-asian="8.5pt" style:font-size-complex="8.5pt"/>
    </style:style>
    <style:style style:name="P36" style:family="paragraph" style:parent-style-name="Standard">
      <style:paragraph-properties fo:margin-left="0.125cm" fo:margin-right="0cm" fo:margin-top="0cm" fo:margin-bottom="0.377cm" loext:contextual-spacing="false" fo:text-indent="0cm" style:auto-text-indent="false"/>
      <style:text-properties officeooo:paragraph-rsid="001105c6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normal" officeooo:rsid="000fdc0a" officeooo:paragraph-rsid="000fdc0a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normal" officeooo:rsid="000fdc0a" officeooo:paragraph-rsid="001105c6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officeooo:rsid="000ec09f" officeooo:paragraph-rsid="001105c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fo:font-weight="bold" officeooo:rsid="000fdc0a" officeooo:paragraph-rsid="001105c6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8.5pt" fo:language="ca" fo:country="ES" fo:font-weight="normal" officeooo:rsid="000fe019" officeooo:paragraph-rsid="000fe019" style:font-size-asian="8.5pt" style:font-weight-asian="normal" style:font-size-complex="8.5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8.5pt" fo:language="ca" fo:country="ES" fo:font-weight="normal" officeooo:rsid="000fe019" officeooo:paragraph-rsid="001105c6" style:font-size-asian="8.5pt" style:font-weight-asian="normal" style:font-size-complex="8.5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8.5pt" fo:font-weight="normal" officeooo:rsid="000ec09f" officeooo:paragraph-rsid="001105c6" style:font-size-asian="8.5pt" style:font-weight-asian="normal" style:font-size-complex="8.5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8.5pt" fo:font-weight="bold" officeooo:rsid="000fe019" officeooo:paragraph-rsid="001105c6" style:font-size-asian="8.5pt" style:font-weight-asian="bold" style:font-size-complex="8.5pt" style:font-weight-complex="bold"/>
    </style:style>
    <style:style style:name="T1" style:family="text">
      <style:text-properties style:font-name="Arial1" fo:language="ca" fo:country="ES"/>
    </style:style>
    <style:style style:name="T2" style:family="text">
      <style:text-properties style:font-name="Arial1" fo:language="ca" fo:country="ES" fo:font-weight="bold" style:font-weight-asian="bold" style:font-weight-complex="bold"/>
    </style:style>
    <style:style style:name="T3" style:family="text">
      <style:text-properties style:font-name="Arial1" fo:language="ca" fo:country="ES" fo:font-weight="normal" style:font-weight-asian="normal" style:font-weight-complex="normal"/>
    </style:style>
    <style:style style:name="T4" style:family="text">
      <style:text-properties style:font-name="Arial1" fo:font-size="10pt" fo:language="ca" fo:country="ES" fo:font-weight="bold" style:font-size-asian="10pt" style:font-weight-asian="bold" style:font-size-complex="10pt" style:font-weight-complex="bold"/>
    </style:style>
    <style:style style:name="T5" style:family="text">
      <style:text-properties style:font-name="Arial1" fo:font-size="10pt" fo:language="ca" fo:country="ES" fo:font-weight="bold" officeooo:rsid="000cddec" style:font-size-asian="10pt" style:font-weight-asian="bold" style:font-size-complex="10pt" style:font-weight-complex="bold"/>
    </style:style>
    <style:style style:name="T6" style:family="text">
      <style:text-properties style:font-name="Arial1" fo:font-size="8.5pt" fo:language="ca" fo:country="ES" style:font-size-asian="8.5pt" style:font-size-complex="8.5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f1f9e"/>
    </style:style>
    <style:style style:name="T11" style:family="text">
      <style:text-properties fo:language="ca" fo:country="ES"/>
    </style:style>
    <style:style style:name="T12" style:family="text">
      <style:text-properties fo:language="ca" fo:country="ES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6">RISCOS DETECTATS</text:p>
          </table:table-cell>
          <table:table-cell table:style-name="Taula1.A1" office:value-type="string">
            <text:p text:style-name="P10">ESPAI <text:span text:style-name="T8">(aula, escala, passadís...)</text:span></text:p>
          </table:table-cell>
          <table:table-cell table:style-name="Taula1.A1" office:value-type="string">
            <text:p text:style-name="P11">PROBABILITAT </text:p>
          </table:table-cell>
          <table:table-cell table:style-name="Taula1.A1" office:value-type="string">
            <text:p text:style-name="P12">GRAVETAT</text:p>
          </table:table-cell>
          <table:table-cell table:style-name="Taula1.E1" office:value-type="string">
            <text:p text:style-name="P3">QUALIFICACIÓ RISC</text:p>
          </table:table-cell>
          <table:table-cell table:style-name="Taula1.A1" office:value-type="string">
            <text:p text:style-name="P2">MESURES</text:p>
          </table:table-cell>
        </table:table-row>
        <table:table-row table:style-name="Taula1.2">
          <table:table-cell table:style-name="Taula1.A2" office:value-type="string">
            <text:p text:style-name="P5"><text:span text:style-name="T5">1</text:span><text:span text:style-name="T4">-CAIGUDES AL MATEIX PLA</text:span><text:span text:style-name="T2"> </text:span><text:span text:style-name="T6">causa de:<text:line-break/>- Sòls relliscosos.<text:line-break/>- Sòls mullats.<text:line-break/>- Falta d'espai <text:line-break/>- Obstacles a terra.<text:line-break/>- Falta d'ordre.<text:line-break/>- Excés de mobles</text:span></text:p>
          </table:table-cell>
          <table:table-cell table:style-name="Taula1.A2" office:value-type="string">
            <text:p text:style-name="P9"/>
          </table:table-cell>
          <table:table-cell table:style-name="Taula1.A2" office:value-type="string">
            <text:p text:style-name="P19"/>
          </table:table-cell>
          <table:table-cell table:style-name="Taula1.A2" office:value-type="string">
            <text:p text:style-name="P26"/>
          </table:table-cell>
          <table:table-cell table:style-name="Taula1.E2" office:value-type="string">
            <text:p text:style-name="P19"/>
          </table:table-cell>
          <table:table-cell table:style-name="Taula1.A2" office:value-type="string">
            <text:p text:style-name="P1"/>
          </table:table-cell>
        </table:table-row>
        <table:table-row table:style-name="Taula1.3">
          <table:table-cell table:style-name="Taula1.A2" office:value-type="string">
            <text:p text:style-name="P7"><text:span text:style-name="T7">2- </text:span><text:span text:style-name="T4">CAIGUDES D'ALTURA </text:span><text:span text:style-name="T1">des de:<text:line-break/>- escales<text:line-break/>- Diferents nivells </text:span></text:p>
          </table:table-cell>
          <table:table-cell table:style-name="Taula1.A2" office:value-type="string">
            <text:p text:style-name="P13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14"/>
          </table:table-cell>
          <table:table-cell table:style-name="Taula1.E2" office:value-type="string">
            <text:p text:style-name="P4"/>
          </table:table-cell>
          <table:table-cell table:style-name="Taula1.A2" office:value-type="string">
            <text:p text:style-name="P4"/>
          </table:table-cell>
        </table:table-row>
        <table:table-row table:style-name="Taula1.4">
          <table:table-cell table:style-name="Taula1.A2" office:value-type="string">
            <text:p text:style-name="P15">3- XOCS I COPS per:</text:p>
            <text:p text:style-name="P17">- <text:span text:style-name="T10">excés</text:span> de mobiliari</text:p>
            <text:p text:style-name="P17">- finestres obertes</text:p>
            <text:p text:style-name="P17">calaixos oberts</text:p>
          </table:table-cell>
          <table:table-cell table:style-name="Taula1.A2" office:value-type="string">
            <text:p text:style-name="P13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14"/>
          </table:table-cell>
          <table:table-cell table:style-name="Taula1.E2" office:value-type="string">
            <text:p text:style-name="P4"/>
          </table:table-cell>
          <table:table-cell table:style-name="Taula1.A2" office:value-type="string">
            <text:p text:style-name="P4"/>
          </table:table-cell>
        </table:table-row>
        <table:table-row table:style-name="Taula1.4">
          <table:table-cell table:style-name="Taula1.A2" office:value-type="string">
            <text:p text:style-name="P16">4- CAIGUDES D’OBJECTES</text:p>
            <text:p text:style-name="P16"><text:span text:style-name="T9">-Prestatgerie</text:span>s<text:span text:style-name="T9"> no subjectes paret</text:span></text:p>
            <text:p text:style-name="P37">- Sobrecàrrega de prestatgeries</text:p>
          </table:table-cell>
          <table:table-cell table:style-name="Taula1.A2" office:value-type="string">
            <text:p text:style-name="P13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14"/>
          </table:table-cell>
          <table:table-cell table:style-name="Taula1.E2" office:value-type="string">
            <text:p text:style-name="P4"/>
          </table:table-cell>
          <table:table-cell table:style-name="Taula1.A2" office:value-type="string">
            <text:p text:style-name="P4"/>
          </table:table-cell>
        </table:table-row>
        <table:table-row table:style-name="Taula1.4">
          <table:table-cell table:style-name="Taula1.A2" office:value-type="string">
            <text:p text:style-name="P18">5- <text:span text:style-name="T11">CONTACTE ELÈCTRIC</text:span><text:span text:style-name="T12"> directe o indirecte amb:</text:span></text:p>
            <text:p text:style-name="P41">- Instal·lació elèctrica en condicions</text:p>
            <text:p text:style-name="P41">-cables <text:s/>i aparells </text:p>
            <text:p text:style-name="P41">- endolls i interruptors incorrectes</text:p>
          </table:table-cell>
          <table:table-cell table:style-name="Taula1.A2" office:value-type="string">
            <text:p text:style-name="P13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14"/>
          </table:table-cell>
          <table:table-cell table:style-name="Taula1.E2" office:value-type="string">
            <text:p text:style-name="P4"/>
          </table:table-cell>
          <table:table-cell table:style-name="Taula1.A2" office:value-type="string">
            <text:p text:style-name="P4"/>
          </table:table-cell>
        </table:table-row>
        <table:table-row table:style-name="Taula1.4">
          <table:table-cell table:style-name="Taula1.A2" office:value-type="string">
            <text:p text:style-name="P8"><text:span text:style-name="T1">6- Risc de INCENDI </text:span><text:span text:style-name="T3">produït per treballar amb:<text:line-break/>- instal·lació elèctrica<text:line-break/>- Instal·lació de gas<text:line-break/>- cigarrets encesos</text:span></text:p>
          </table:table-cell>
          <table:table-cell table:style-name="Taula1.A2" office:value-type="string">
            <text:p text:style-name="P13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14"/>
          </table:table-cell>
          <table:table-cell table:style-name="Taula1.E2" office:value-type="string">
            <text:p text:style-name="P4"/>
          </table:table-cell>
          <table:table-cell table:style-name="Taula1.A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office:value-type="string">
            <text:p text:style-name="P34">RISCOS DETECTATS</text:p>
          </table:table-cell>
          <table:table-cell table:style-name="Taula2.A1" office:value-type="string">
            <text:p text:style-name="P28">ESPAI <text:span text:style-name="T8">(aula, escala, passadís...)</text:span></text:p>
          </table:table-cell>
          <table:table-cell table:style-name="Taula2.A1" office:value-type="string">
            <text:p text:style-name="P29">PROBABILITAT </text:p>
          </table:table-cell>
          <table:table-cell table:style-name="Taula2.A1" office:value-type="string">
            <text:p text:style-name="P30">GRAVETAT</text:p>
          </table:table-cell>
          <table:table-cell table:style-name="Taula2.E1" office:value-type="string">
            <text:p text:style-name="P22">QUALIFICACIÓ RISC</text:p>
          </table:table-cell>
          <table:table-cell table:style-name="Taula2.A1" office:value-type="string">
            <text:p text:style-name="P23">MESURES</text:p>
          </table:table-cell>
        </table:table-row>
        <table:table-row table:style-name="Taula2.2">
          <table:table-cell table:style-name="Taula2.A2" office:value-type="string">
            <text:p text:style-name="P36"><text:span text:style-name="T5">1</text:span><text:span text:style-name="T4">-CAIGUDES AL MATEIX PLA</text:span><text:span text:style-name="T2"> </text:span><text:span text:style-name="T6">causa de:<text:line-break/>- Sòls relliscosos.<text:line-break/>- Sòls mullats.<text:line-break/>- Falta d'espai <text:line-break/>- Obstacles a terra.<text:line-break/>- Falta d'ordre.<text:line-break/>- Excés de mobles</text:span></text:p>
          </table:table-cell>
          <table:table-cell table:style-name="Taula2.A2" office:value-type="string">
            <text:p text:style-name="P33"/>
          </table:table-cell>
          <table:table-cell table:style-name="Taula2.A2" office:value-type="string">
            <text:p text:style-name="P20"/>
          </table:table-cell>
          <table:table-cell table:style-name="Taula2.A2" office:value-type="string">
            <text:p text:style-name="P27"/>
          </table:table-cell>
          <table:table-cell table:style-name="Taula2.E2" office:value-type="string">
            <text:p text:style-name="P20"/>
          </table:table-cell>
          <table:table-cell table:style-name="Taula2.A2" office:value-type="string">
            <text:p text:style-name="P25"/>
          </table:table-cell>
        </table:table-row>
        <table:table-row table:style-name="Taula2.3">
          <table:table-cell table:style-name="Taula2.A2" office:value-type="string">
            <text:p text:style-name="P35"><text:span text:style-name="T7">2- </text:span><text:span text:style-name="T4">CAIGUDES D'ALTURA </text:span><text:span text:style-name="T1">des de:<text:line-break/>- escales<text:line-break/>- Diferents nivells </text:span></text:p>
          </table:table-cell>
          <table:table-cell table:style-name="Taula2.A2" office:value-type="string">
            <text:p text:style-name="P32"/>
          </table:table-cell>
          <table:table-cell table:style-name="Taula2.A2" office:value-type="string">
            <text:p text:style-name="P24"/>
          </table:table-cell>
          <table:table-cell table:style-name="Taula2.A2" office:value-type="string">
            <text:p text:style-name="P31"/>
          </table:table-cell>
          <table:table-cell table:style-name="Taula2.E2" office:value-type="string">
            <text:p text:style-name="P24"/>
          </table:table-cell>
          <table:table-cell table:style-name="Taula2.A2" office:value-type="string">
            <text:p text:style-name="P24"/>
          </table:table-cell>
        </table:table-row>
        <table:table-row table:style-name="Taula2.4">
          <table:table-cell table:style-name="Taula2.A2" office:value-type="string">
            <text:p text:style-name="P39">3- XOCS I COPS per:</text:p>
            <text:p text:style-name="P43">- <text:span text:style-name="T10">excés</text:span> de mobiliari</text:p>
            <text:p text:style-name="P43">- finestres obertes</text:p>
            <text:p text:style-name="P43">calaixos oberts</text:p>
          </table:table-cell>
          <table:table-cell table:style-name="Taula2.A2" office:value-type="string">
            <text:p text:style-name="P32"/>
          </table:table-cell>
          <table:table-cell table:style-name="Taula2.A2" office:value-type="string">
            <text:p text:style-name="P24"/>
          </table:table-cell>
          <table:table-cell table:style-name="Taula2.A2" office:value-type="string">
            <text:p text:style-name="P31"/>
          </table:table-cell>
          <table:table-cell table:style-name="Taula2.E2" office:value-type="string">
            <text:p text:style-name="P24"/>
          </table:table-cell>
          <table:table-cell table:style-name="Taula2.A2" office:value-type="string">
            <text:p text:style-name="P24"/>
          </table:table-cell>
        </table:table-row>
        <table:table-row table:style-name="Taula2.4">
          <table:table-cell table:style-name="Taula2.A2" office:value-type="string">
            <text:p text:style-name="P40">4- CAIGUDES D’OBJECTES</text:p>
            <text:p text:style-name="P40"><text:span text:style-name="T9">-Prestatgerie</text:span>s<text:span text:style-name="T9"> no subjectes paret</text:span></text:p>
            <text:p text:style-name="P38">- Sobrecàrrega de prestatgeries</text:p>
          </table:table-cell>
          <table:table-cell table:style-name="Taula2.A2" office:value-type="string">
            <text:p text:style-name="P32"/>
          </table:table-cell>
          <table:table-cell table:style-name="Taula2.A2" office:value-type="string">
            <text:p text:style-name="P24"/>
          </table:table-cell>
          <table:table-cell table:style-name="Taula2.A2" office:value-type="string">
            <text:p text:style-name="P31"/>
          </table:table-cell>
          <table:table-cell table:style-name="Taula2.E2" office:value-type="string">
            <text:p text:style-name="P24"/>
          </table:table-cell>
          <table:table-cell table:style-name="Taula2.A2" office:value-type="string">
            <text:p text:style-name="P24"/>
          </table:table-cell>
        </table:table-row>
        <table:table-row table:style-name="Taula2.4">
          <table:table-cell table:style-name="Taula2.A2" office:value-type="string">
            <text:p text:style-name="P44">5- <text:span text:style-name="T11">CONTACTE ELÈCTRIC</text:span><text:span text:style-name="T12"> directe o indirecte amb:</text:span></text:p>
            <text:p text:style-name="P42">- Instal·lació elèctrica en condicions</text:p>
            <text:p text:style-name="P42">-cables <text:s/>i aparells </text:p>
            <text:p text:style-name="P42">- endolls i interruptors incorrectes</text:p>
          </table:table-cell>
          <table:table-cell table:style-name="Taula2.A2" office:value-type="string">
            <text:p text:style-name="P32"/>
          </table:table-cell>
          <table:table-cell table:style-name="Taula2.A2" office:value-type="string">
            <text:p text:style-name="P24"/>
          </table:table-cell>
          <table:table-cell table:style-name="Taula2.A2" office:value-type="string">
            <text:p text:style-name="P31"/>
          </table:table-cell>
          <table:table-cell table:style-name="Taula2.E2" office:value-type="string">
            <text:p text:style-name="P24"/>
          </table:table-cell>
          <table:table-cell table:style-name="Taula2.A2" office:value-type="string">
            <text:p text:style-name="P24"/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office:value-type="string">
            <text:p text:style-name="P34">RISCOS DETECTATS</text:p>
          </table:table-cell>
          <table:table-cell table:style-name="Taula3.A1" office:value-type="string">
            <text:p text:style-name="P28">ESPAI <text:span text:style-name="T8">(aula, escala, passadís...)</text:span></text:p>
          </table:table-cell>
          <table:table-cell table:style-name="Taula3.A1" office:value-type="string">
            <text:p text:style-name="P29">PROBABILITAT </text:p>
          </table:table-cell>
          <table:table-cell table:style-name="Taula3.A1" office:value-type="string">
            <text:p text:style-name="P30">GRAVETAT</text:p>
          </table:table-cell>
          <table:table-cell table:style-name="Taula3.E1" office:value-type="string">
            <text:p text:style-name="P22">QUALIFICACIÓ RISC</text:p>
          </table:table-cell>
          <table:table-cell table:style-name="Taula3.A1" office:value-type="string">
            <text:p text:style-name="P23">MESURES</text:p>
          </table:table-cell>
        </table:table-row>
        <table:table-row table:style-name="Taula3.2">
          <table:table-cell table:style-name="Taula3.A2" office:value-type="string">
            <text:p text:style-name="P36"><text:span text:style-name="T5">1</text:span><text:span text:style-name="T4">-CAIGUDES AL MATEIX PLA</text:span><text:span text:style-name="T2"> </text:span><text:span text:style-name="T6">causa de:<text:line-break/>- Sòls relliscosos.<text:line-break/>- Sòls mullats.<text:line-break/>- Falta d'espai <text:line-break/>- Obstacles a terra.<text:line-break/>- Falta d'ordre.<text:line-break/>- Excés de mobles</text:span></text:p>
          </table:table-cell>
          <table:table-cell table:style-name="Taula3.A2" office:value-type="string">
            <text:p text:style-name="P33"/>
          </table:table-cell>
          <table:table-cell table:style-name="Taula3.A2" office:value-type="string">
            <text:p text:style-name="P20"/>
          </table:table-cell>
          <table:table-cell table:style-name="Taula3.A2" office:value-type="string">
            <text:p text:style-name="P27"/>
          </table:table-cell>
          <table:table-cell table:style-name="Taula3.E2" office:value-type="string">
            <text:p text:style-name="P20"/>
          </table:table-cell>
          <table:table-cell table:style-name="Taula3.A2" office:value-type="string">
            <text:p text:style-name="P25"/>
          </table:table-cell>
        </table:table-row>
        <table:table-row table:style-name="Taula3.3">
          <table:table-cell table:style-name="Taula3.A2" office:value-type="string">
            <text:p text:style-name="P35"><text:span text:style-name="T7">2- </text:span><text:span text:style-name="T4">CAIGUDES D'ALTURA </text:span><text:span text:style-name="T1">des de:<text:line-break/>- escales<text:line-break/>- Diferents nivells </text:span></text:p>
          </table:table-cell>
          <table:table-cell table:style-name="Taula3.A2" office:value-type="string">
            <text:p text:style-name="P32"/>
          </table:table-cell>
          <table:table-cell table:style-name="Taula3.A2" office:value-type="string">
            <text:p text:style-name="P24"/>
          </table:table-cell>
          <table:table-cell table:style-name="Taula3.A2" office:value-type="string">
            <text:p text:style-name="P31"/>
          </table:table-cell>
          <table:table-cell table:style-name="Taula3.E2" office:value-type="string">
            <text:p text:style-name="P24"/>
          </table:table-cell>
          <table:table-cell table:style-name="Taula3.A2" office:value-type="string">
            <text:p text:style-name="P24"/>
          </table:table-cell>
        </table:table-row>
        <table:table-row table:style-name="Taula3.4">
          <table:table-cell table:style-name="Taula3.A2" office:value-type="string">
            <text:p text:style-name="P39">3- XOCS I COPS per:</text:p>
            <text:p text:style-name="P43">- <text:span text:style-name="T10">excés</text:span> de mobiliari</text:p>
            <text:p text:style-name="P43">- finestres obertes</text:p>
            <text:p text:style-name="P43">calaixos oberts</text:p>
          </table:table-cell>
          <table:table-cell table:style-name="Taula3.A2" office:value-type="string">
            <text:p text:style-name="P32"/>
          </table:table-cell>
          <table:table-cell table:style-name="Taula3.A2" office:value-type="string">
            <text:p text:style-name="P24"/>
          </table:table-cell>
          <table:table-cell table:style-name="Taula3.A2" office:value-type="string">
            <text:p text:style-name="P31"/>
          </table:table-cell>
          <table:table-cell table:style-name="Taula3.E2" office:value-type="string">
            <text:p text:style-name="P24"/>
          </table:table-cell>
          <table:table-cell table:style-name="Taula3.A2" office:value-type="string">
            <text:p text:style-name="P24"/>
          </table:table-cell>
        </table:table-row>
        <table:table-row table:style-name="Taula3.4">
          <table:table-cell table:style-name="Taula3.A2" office:value-type="string">
            <text:p text:style-name="P40">4- CAIGUDES D’OBJECTES</text:p>
            <text:p text:style-name="P40"><text:span text:style-name="T9">-Prestatgerie</text:span>s<text:span text:style-name="T9"> no subjectes paret</text:span></text:p>
            <text:p text:style-name="P38">- Sobrecàrrega de prestatgeries</text:p>
          </table:table-cell>
          <table:table-cell table:style-name="Taula3.A2" office:value-type="string">
            <text:p text:style-name="P32"/>
          </table:table-cell>
          <table:table-cell table:style-name="Taula3.A2" office:value-type="string">
            <text:p text:style-name="P24"/>
          </table:table-cell>
          <table:table-cell table:style-name="Taula3.A2" office:value-type="string">
            <text:p text:style-name="P31"/>
          </table:table-cell>
          <table:table-cell table:style-name="Taula3.E2" office:value-type="string">
            <text:p text:style-name="P24"/>
          </table:table-cell>
          <table:table-cell table:style-name="Taula3.A2" office:value-type="string">
            <text:p text:style-name="P24"/>
          </table:table-cell>
        </table:table-row>
        <table:table-row table:style-name="Taula3.4">
          <table:table-cell table:style-name="Taula3.A2" office:value-type="string">
            <text:p text:style-name="P44">5- <text:span text:style-name="T11">CONTACTE ELÈCTRIC</text:span><text:span text:style-name="T12"> directe o indirecte amb:</text:span></text:p>
            <text:p text:style-name="P42">- Instal·lació elèctrica en condicions</text:p>
            <text:p text:style-name="P42">-cables <text:s/>i aparells </text:p>
            <text:p text:style-name="P42">- endolls i interruptors incorrectes</text:p>
          </table:table-cell>
          <table:table-cell table:style-name="Taula3.A2" office:value-type="string">
            <text:p text:style-name="P32"/>
          </table:table-cell>
          <table:table-cell table:style-name="Taula3.A2" office:value-type="string">
            <text:p text:style-name="P24"/>
          </table:table-cell>
          <table:table-cell table:style-name="Taula3.A2" office:value-type="string">
            <text:p text:style-name="P31"/>
          </table:table-cell>
          <table:table-cell table:style-name="Taula3.E2" office:value-type="string">
            <text:p text:style-name="P24"/>
          </table:table-cell>
          <table:table-cell table:style-name="Taula3.A2" office:value-type="string">
            <text:p text:style-name="P24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0:46:59.999728679</meta:creation-date>
    <dc:date>2021-11-12T12:21:14.617458074</dc:date>
    <meta:editing-duration>PT12M43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3" meta:paragraph-count="58" meta:word-count="294" meta:character-count="1894" meta:non-whitespace-character-count="1643"/>
  </office:meta>
</office:document-meta>
</file>